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83in"/>
    </style:style>
    <style:style style:name="co2" style:family="table-column">
      <style:table-column-properties fo:break-before="auto" style:column-width="1.398in"/>
    </style:style>
    <style:style style:name="co3" style:family="table-column">
      <style:table-column-properties fo:break-before="auto" style:column-width="1.4965in"/>
    </style:style>
    <style:style style:name="co4" style:family="table-column">
      <style:table-column-properties fo:break-before="auto" style:column-width="4.7957in"/>
    </style:style>
    <style:style style:name="co5" style:family="table-column">
      <style:table-column-properties fo:break-before="auto" style:column-width="1.6492in"/>
    </style:style>
    <style:style style:name="co6" style:family="table-column">
      <style:table-column-properties fo:break-before="auto" style:column-width="3.4846in"/>
    </style:style>
    <style:style style:name="co7" style:family="table-column">
      <style:table-column-properties fo:break-before="auto" style:column-width="2.7854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wrap"/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 style:data-style-name="N37"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6" table:default-cell-style-name="ce6"/>
        <table:table-column table:style-name="co7" table:default-cell-style-name="ce2"/>
        <table:table-column table:style-name="co8" table:default-cell-style-name="ce7"/>
        <table:table-column table:style-name="co8" table:default-cell-style-name="ce2"/>
        <table:table-column table:style-name="co8" table:default-cell-style-name="Default"/>
        <table:table-row table:style-name="ro1">
          <table:table-cell table:style-name="ce1" office:value-type="string">
            <text:p>TM</text:p>
          </table:table-cell>
          <table:table-cell table:style-name="ce1" office:value-type="string">
            <text:p>Company name</text:p>
          </table:table-cell>
          <table:table-cell table:style-name="ce1" office:value-type="string">
            <text:p>Trademark Number</text:p>
          </table:table-cell>
          <table:table-cell table:style-name="ce1" office:value-type="string">
            <text:p>Mark Name Status</text:p>
          </table:table-cell>
          <table:table-cell table:style-name="ce1" office:value-type="string">
            <text:p>Attorney Name</text:p>
          </table:table-cell>
          <table:table-cell table:style-name="ce1" office:value-type="string">
            <text:p>Attorney Phone Number</text:p>
          </table:table-cell>
          <table:table-cell table:style-name="ce1" office:value-type="string">
            <text:p>Actions </text:p>
          </table:table-cell>
          <table:table-cell table:style-name="ce1" office:value-type="string">
            <text:p>Deadline</text:p>
          </table:table-cell>
          <table:table-cell table:style-name="ce1"/>
          <table:table-cell table:style-name="ce8"/>
        </table:table-row>
        <table:table-row table:style-name="ro2">
          <table:table-cell office:value-type="string">
            <text:p>Chip Specification Language</text:p>
          </table:table-cell>
          <table:table-cell office:value-type="string">
            <text:p>FPL</text:p>
          </table:table-cell>
          <table:table-cell table:style-name="ce3" office:value-type="float" office:value="77224348">
            <text:p>77224348</text:p>
          </table:table-cell>
          <table:table-cell table:style-name="ce3" office:value-type="string">
            <text:p>A non-final action has been mailed. This is a letter from the examining attorney requesting additional information and/or making an initial refusal. However, no final determination as to the registrability of the mark has been made.</text:p>
          </table:table-cell>
          <table:table-cell office:value-type="string">
            <text:p>BRACEY KAREN E</text:p>
          </table:table-cell>
          <table:table-cell office:value-type="string">
            <text:p>571-272-9132 </text:p>
          </table:table-cell>
          <table:table-cell office:value-type="string">
            <text:p>Respond to the attorney's request for additional information </text:p>
          </table:table-cell>
          <table:table-cell office:value-type="date" office:date-value="2008-05-10">
            <text:p>05/10/08</text:p>
          </table:table-cell>
          <table:table-cell table:number-columns-repeated="2"/>
        </table:table-row>
        <table:table-row table:style-name="ro1">
          <table:table-cell office:value-type="string">
            <text:p>Fastpath Logic</text:p>
          </table:table-cell>
          <table:table-cell office:value-type="string">
            <text:p>FPL</text:p>
          </table:table-cell>
          <table:table-cell office:value-type="float" office:value="78906442">
            <text:p>78906442</text:p>
          </table:table-cell>
          <table:table-cell office:value-type="string">
            <text:p>Opposition period completed, a Notice of Allowance has been issued.</text:p>
          </table:table-cell>
          <table:table-cell office:value-type="string">
            <text:p>BUSH KAREN K</text:p>
          </table:table-cell>
          <table:table-cell table:style-name="ce3" office:value-type="string">
            <text:p>571-272-9136 </text:p>
          </table:table-cell>
          <table:table-cell office:value-type="string">
            <text:p>file a statement of use</text:p>
          </table:table-cell>
          <table:table-cell office:value-type="date" office:date-value="2008-04-30">
            <text:p>04/30/08</text:p>
          </table:table-cell>
          <table:table-cell table:number-columns-repeated="2"/>
        </table:table-row>
        <table:table-row table:style-name="ro2">
          <table:table-cell office:value-type="string">
            <text:p>CSL</text:p>
          </table:table-cell>
          <table:table-cell office:value-type="string">
            <text:p>FPL</text:p>
          </table:table-cell>
          <table:table-cell office:value-type="float" office:value="77224343">
            <text:p>77224343</text:p>
          </table:table-cell>
          <table:table-cell office:value-type="string">
            <text:p>Application has been published for opposition.</text:p>
          </table:table-cell>
          <table:table-cell table:style-name="ce5" office:value-type="string">
            <text:p>BRACEY KAREN E </text:p>
          </table:table-cell>
          <table:table-cell office:value-type="string">
            <text:p>571-272-9132 </text:p>
          </table:table-cell>
          <table:table-cell table:style-name="ce3" office:value-type="string">
            <text:p>Wait for the office to issue a notice of allowance </text:p>
          </table:table-cell>
          <table:table-cell table:style-name="ce2"/>
          <table:table-cell table:number-columns-repeated="2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4">02/04/2008</text:date>, <text:time>10:2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creation-date>2008-02-04T18:38:30</meta:creation-date>
    <dc:creator>Agent 007</dc:creator>
    <dc:date>2008-02-04T10:28:07</dc:date>
    <dc:language>en-US</dc:language>
    <meta:editing-cycles>8</meta:editing-cycles>
    <meta:editing-duration>PT47M7S</meta:editing-duration>
    <meta:user-defined meta:name="Info 1"/>
    <meta:user-defined meta:name="Info 2"/>
    <meta:user-defined meta:name="Info 3"/>
    <meta:user-defined meta:name="Info 4"/>
    <meta:document-statistic meta:table-count="3" meta:cell-count="31"/>
  </office:meta>
</office:document-meta>
</file>